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cs" fo:country="CZ" officeooo:rsid="000834f1" officeooo:paragraph-rsid="000834f1"/>
    </style:style>
    <style:style style:name="P2" style:family="paragraph" style:parent-style-name="Standard">
      <style:text-properties fo:language="cs" fo:country="CZ" officeooo:rsid="000834f1" officeooo:paragraph-rsid="000a44f6"/>
    </style:style>
    <style:style style:name="T1" style:family="text">
      <style:text-properties officeooo:rsid="0008b803"/>
    </style:style>
    <style:style style:name="T2" style:family="text">
      <style:text-properties officeooo:rsid="000a4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ONV</text:p>
      <text:p text:style-name="P1"/>
      <text:p text:style-name="P1">jazyk C# na základě Pythonu</text:p>
      <text:p text:style-name="P1">OOP návrhové vzory</text:p>
      <text:p text:style-name="P1"/>
      <text:p text:style-name="P1">-----------------------------</text:p>
      <text:p text:style-name="P1">prostředí pro vývoj + IDE</text:p>
      <text:p text:style-name="P1">C# kniha po roce 2020</text:p>
      <text:p text:style-name="P2"><text:tab/><text:span text:style-name="T1">Gamma, Vlisides: Návrhové vzory (kolem 1990): </text:span><text:span text:style-name="T2">C++, Smalltalk</text:span></text:p>
      <text:p text:style-name="P2"><text:span text:style-name="T2">OOP: Simula 68 (Algol + OOP konstrukce)</text:span></text:p>
      <text:p text:style-name="P2"><text:tab/><text:span text:style-name="T2">Smalltalk: čistě OO jazyk</text:span></text:p>
      <text:p text:style-name="P2"><text:span text:style-name="T2">C#: Návrhové vzory</text:span><text:tab/></text:p>
      <text:p text:style-name="P1"/>
      <text:p text:style-name="P1">zápočet: ukázková aplikace s návrhovanými vzory v C#</text:p>
      <text:p text:style-name="P1"/>
      <text:p text:style-name="P1">…………………………………………………………….</text:p>
      <text:p text:style-name="P1"/>
      <text:p text:style-name="P1">Proč C#?</text:p>
      <text:p text:style-name="P1"/>
      <text:p text:style-name="P1">jazyky hlavního proudu:</text:p>
      <text:p text:style-name="P1"><text:tab/>syntaxe odvozená z jazyka: bloky ve složených závorkách</text:p>
      <text:p text:style-name="P1"><text:tab/>statický typový systém (už v době překladu jsou známy datové typy)</text:p>
      <text:p text:style-name="P1"><text:tab/>objektově orientované</text:p>
      <text:p text:style-name="P1"/>
      <text:p text:style-name="P1">Java vs C#:</text:p>
      <text:p text:style-name="P1"><text:tab/><text:span text:style-name="T1">C# vznikl jako klon Javy</text:span></text:p>
      <text:p text:style-name="P1"><text:tab/><text:span text:style-name="T1">Java konzervativní </text:span></text:p>
      <text:p text:style-name="P1"><text:tab/><text:span text:style-name="T1">C# inovativní</text:span></text:p>
      <text:p text:style-name="P1"/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3:10:00.544068568</meta:creation-date>
    <dc:date>2024-10-01T13:47:11.637137152</dc:date>
    <meta:editing-duration>PT4M25S</meta:editing-duration>
    <meta:editing-cycles>1</meta:editing-cycles>
    <meta:document-statistic meta:table-count="0" meta:image-count="0" meta:object-count="0" meta:page-count="1" meta:paragraph-count="22" meta:word-count="89" meta:character-count="592" meta:non-whitespace-character-count="513"/>
    <meta:generator>LibreOffice/24.8.0.3$Linux_X86_64 LibreOffice_project/480$Build-3</meta:generator>
  </office:meta>
</office:document-meta>
</file>